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0625in" fo:margin-left="-0.0042in" table:align="left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2.9375in"/>
    </style:style>
    <style:style style:name="Table3.C" style:family="table-column">
      <style:table-column-properties style:column-width="1.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5in" fo:margin-left="0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3.6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in" fo:margin-left="0in" table:align="left"/>
    </style:style>
    <style:style style:name="Table2.A" style:family="table-column">
      <style:table-column-properties style:column-width="1.1458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3.666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65in" table:align="margins"/>
    </style:style>
    <style:style style:name="Table4.A" style:family="table-column">
      <style:table-column-properties style:column-width="6.496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1065a26"/>
    </style:style>
    <style:style style:name="P4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" officeooo:rsid="003c375e" officeooo:paragraph-rsid="003c375e" style:font-size-complex="14pt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" officeooo:rsid="01065a26" officeooo:paragraph-rsid="01065a26" style:font-size-complex="14pt"/>
    </style:style>
    <style:style style:name="P12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officeooo:rsid="00d7a881" officeooo:paragraph-rsid="00d7a881" style:font-size-asian="10.5pt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officeooo:rsid="00d7a881" officeooo:paragraph-rsid="00d9dde1" style:font-size-asian="10.5pt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officeooo:rsid="00d7a881" officeooo:paragraph-rsid="010a2196" style:font-size-asian="10.5pt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fo:font-style="italic" officeooo:rsid="010a2196" officeooo:paragraph-rsid="010a2196" style:font-size-asian="10.5pt" style:font-style-asian="italic" style:font-style-complex="italic"/>
    </style:style>
    <style:style style:name="P17" style:family="paragraph" style:parent-style-name="Table_20_Contents">
      <style:paragraph-properties fo:margin-left="0in" fo:margin-right="0in" fo:text-indent="0in" style:auto-text-indent="false"/>
      <style:text-properties fo:font-style="italic" officeooo:rsid="01104c4c" officeooo:paragraph-rsid="01104c4c" style:font-size-asian="10.5pt" style:font-style-asian="italic" style:font-style-complex="italic"/>
    </style:style>
    <style:style style:name="P18" style:family="paragraph" style:parent-style-name="Table_20_Contents">
      <style:paragraph-properties fo:margin-left="0in" fo:margin-right="0in" fo:text-indent="0in" style:auto-text-indent="false"/>
      <style:text-properties style:font-name="Times New Roman" fo:font-size="14pt" fo:font-style="italic" officeooo:rsid="010ca319" officeooo:paragraph-rsid="010ca319" style:font-size-asian="10.5pt" style:font-style-asian="italic" style:font-style-complex="italic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paragraph-rsid="010a01f9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1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fo:color="#000000" loext:opacity="100%" officeooo:rsid="00884c1f" officeooo:paragraph-rsid="00418a37"/>
    </style:style>
    <style:style style:name="P24" style:family="paragraph" style:parent-style-name="Text_20_body">
      <style:text-properties officeooo:paragraph-rsid="00d07a6c"/>
    </style:style>
    <style:style style:name="P25" style:family="paragraph" style:parent-style-name="Text_20_body">
      <style:text-properties officeooo:rsid="00d7a881" officeooo:paragraph-rsid="00d7a881"/>
    </style:style>
    <style:style style:name="P26" style:family="paragraph" style:parent-style-name="Text_20_body">
      <style:text-properties fo:font-style="normal" style:text-underline-style="none" fo:font-weight="normal" officeooo:rsid="00b8e1ee" officeooo:paragraph-rsid="00d9dde1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style:text-underline-style="none" fo:font-weight="normal" officeooo:rsid="00d7a881" officeooo:paragraph-rsid="00d7a881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style:text-underline-style="none" fo:font-weight="normal" officeooo:rsid="012e0eb2" officeooo:paragraph-rsid="012e0eb2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style:text-underline-style="none" fo:font-weight="normal" officeooo:rsid="0131428e" officeooo:paragraph-rsid="0131428e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officeooo:rsid="01086686" officeooo:paragraph-rsid="01086686"/>
    </style:style>
    <style:style style:name="P31" style:family="paragraph" style:parent-style-name="Text_20_body">
      <style:text-properties officeooo:paragraph-rsid="00d70abd"/>
    </style:style>
    <style:style style:name="P32" style:family="paragraph" style:parent-style-name="Text_20_body">
      <style:text-properties officeooo:paragraph-rsid="010a01f9"/>
    </style:style>
    <style:style style:name="P33" style:family="paragraph" style:parent-style-name="Text_20_body">
      <style:text-properties officeooo:rsid="012663ef" officeooo:paragraph-rsid="012663ef"/>
    </style:style>
    <style:style style:name="P34" style:family="paragraph" style:parent-style-name="Text_20_body">
      <style:text-properties officeooo:rsid="012773a0" officeooo:paragraph-rsid="012773a0"/>
    </style:style>
    <style:style style:name="P35" style:family="paragraph" style:parent-style-name="Text_20_body">
      <style:text-properties officeooo:rsid="0127c81f" officeooo:paragraph-rsid="0127c81f"/>
    </style:style>
    <style:style style:name="P36" style:family="paragraph" style:parent-style-name="Text_20_body">
      <style:text-properties officeooo:rsid="012a971c" officeooo:paragraph-rsid="012a971c"/>
    </style:style>
    <style:style style:name="P37" style:family="paragraph" style:parent-style-name="Text_20_body">
      <style:text-properties officeooo:paragraph-rsid="00e6753a"/>
    </style:style>
    <style:style style:name="P38" style:family="paragraph" style:parent-style-name="Text_20_body">
      <style:paragraph-properties fo:text-align="start" style:justify-single-word="false"/>
      <style:text-properties officeooo:paragraph-rsid="0136b70a"/>
    </style:style>
    <style:style style:name="P39" style:family="paragraph" style:parent-style-name="Text_20_body">
      <style:paragraph-properties fo:text-align="start" style:justify-single-word="false"/>
      <style:text-properties officeooo:rsid="01376b4a" officeooo:paragraph-rsid="01376b4a"/>
    </style:style>
    <style:style style:name="P40" style:family="paragraph" style:parent-style-name="Table">
      <style:text-properties officeooo:paragraph-rsid="010a2196"/>
    </style:style>
    <style:style style:name="P41" style:family="paragraph" style:parent-style-name="Table_20_Contents">
      <style:text-properties officeooo:rsid="010a01f9" officeooo:paragraph-rsid="010a01f9"/>
    </style:style>
    <style:style style:name="P42" style:family="paragraph" style:parent-style-name="Table_20_Contents">
      <style:text-properties officeooo:rsid="010cd576" officeooo:paragraph-rsid="010cd576" style:font-size-asian="10.5pt"/>
    </style:style>
    <style:style style:name="P43" style:family="paragraph" style:parent-style-name="Table_20_Contents">
      <style:text-properties officeooo:rsid="01104c4c" officeooo:paragraph-rsid="01104c4c" style:font-size-asian="10.5pt"/>
    </style:style>
    <style:style style:name="P44" style:family="paragraph" style:parent-style-name="Листинг">
      <style:text-properties officeooo:rsid="0127c81f" officeooo:paragraph-rsid="0127c81f"/>
    </style:style>
    <style:style style:name="P45" style:family="paragraph" style:parent-style-name="Листинг">
      <style:text-properties officeooo:rsid="0127c81f" officeooo:paragraph-rsid="0129bb6c"/>
    </style:style>
    <style:style style:name="P46" style:family="paragraph" style:parent-style-name="Листинг">
      <style:paragraph-properties fo:text-align="start" style:justify-single-word="false"/>
      <style:text-properties style:font-name="monospace"/>
    </style:style>
    <style:style style:name="P47" style:family="paragraph" style:parent-style-name="Листинг">
      <style:paragraph-properties fo:text-align="start" style:justify-single-word="false"/>
      <style:text-properties style:font-name="monospace" officeooo:paragraph-rsid="0136b70a"/>
    </style:style>
    <style:style style:name="P48" style:family="paragraph" style:parent-style-name="Листинг">
      <style:paragraph-properties fo:text-align="start" style:justify-single-word="false"/>
    </style:style>
    <style:style style:name="P49" style:family="paragraph" style:parent-style-name="Листинг">
      <style:text-properties officeooo:rsid="0138d62f" officeooo:paragraph-rsid="0138d62f"/>
    </style:style>
    <style:style style:name="P50" style:family="paragraph" style:parent-style-name="Table_20_Contents">
      <style:paragraph-properties fo:margin-left="0in" fo:margin-right="0in" fo:text-indent="0in" style:auto-text-indent="false"/>
      <style:text-properties fo:font-style="italic" officeooo:rsid="010ca319" officeooo:paragraph-rsid="010a2196" style:font-size-asian="10.5pt" style:font-style-asian="italic" style:font-style-complex="italic"/>
    </style:style>
    <style:style style:name="P51" style:family="paragraph" style:parent-style-name="Table_20_Contents">
      <style:paragraph-properties fo:margin-left="0in" fo:margin-right="0in" fo:text-indent="0in" style:auto-text-indent="false"/>
      <style:text-properties fo:font-style="italic" officeooo:rsid="010ca319" officeooo:paragraph-rsid="010a46d6" style:font-size-asian="10.5pt" style:font-style-asian="italic" style:font-style-complex="italic"/>
    </style:style>
    <style:style style:name="P52" style:family="paragraph" style:parent-style-name="Heading_20_1">
      <style:paragraph-properties fo:break-before="page"/>
      <style:text-properties officeooo:rsid="000ef043" officeooo:paragraph-rsid="003724e9"/>
    </style:style>
    <style:style style:name="P53" style:family="paragraph" style:parent-style-name="Heading_20_2">
      <style:text-properties officeooo:paragraph-rsid="00b3624b"/>
    </style:style>
    <style:style style:name="P54" style:family="paragraph" style:parent-style-name="Heading_20_2">
      <style:text-properties officeooo:rsid="0127c81f" officeooo:paragraph-rsid="0127c81f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7" style:family="paragraph" style:parent-style-name="Text_20_body" style:list-style-name="L1">
      <style:text-properties fo:font-style="italic" officeooo:rsid="00d9dde1" officeooo:paragraph-rsid="00e11b61" style:font-style-asian="italic" style:font-style-complex="italic"/>
    </style:style>
    <style:style style:name="P58" style:family="paragraph" style:parent-style-name="Text_20_body" style:list-style-name="L1">
      <style:text-properties fo:font-style="italic" officeooo:rsid="00db2898" officeooo:paragraph-rsid="0113eead" style:font-style-asian="italic" style:font-style-complex="italic"/>
    </style:style>
    <style:style style:name="P59" style:family="paragraph" style:parent-style-name="Text_20_body" style:list-style-name="L1">
      <style:text-properties fo:font-style="italic" officeooo:rsid="00db40a0" officeooo:paragraph-rsid="00db40a0" style:font-style-asian="italic" style:font-style-complex="italic"/>
    </style:style>
    <style:style style:name="P60" style:family="paragraph" style:parent-style-name="Text_20_body" style:list-style-name="L1">
      <style:text-properties fo:font-style="italic" officeooo:rsid="00de3484" officeooo:paragraph-rsid="01160f2c" style:font-style-asian="italic" style:font-style-complex="italic"/>
    </style:style>
    <style:style style:name="P61" style:family="paragraph" style:parent-style-name="Text_20_body" style:list-style-name="L1">
      <style:text-properties fo:font-style="italic" officeooo:rsid="00df9f45" officeooo:paragraph-rsid="00df9f45" style:font-style-asian="italic" style:font-style-complex="italic"/>
    </style:style>
    <style:style style:name="P62" style:family="paragraph" style:parent-style-name="Text_20_body" style:list-style-name="L2">
      <style:text-properties fo:font-style="italic" officeooo:rsid="00e2b26f" officeooo:paragraph-rsid="011afa62" style:font-style-asian="italic" style:font-style-complex="italic"/>
    </style:style>
    <style:style style:name="P63" style:family="paragraph" style:parent-style-name="Text_20_body" style:list-style-name="L2">
      <style:text-properties fo:font-style="italic" officeooo:rsid="00e44ba0" officeooo:paragraph-rsid="00e44ba0" style:font-style-asian="italic" style:font-style-complex="italic"/>
    </style:style>
    <style:style style:name="P64" style:family="paragraph" style:parent-style-name="Text_20_body" style:list-style-name="L2">
      <style:text-properties fo:font-style="italic" officeooo:rsid="011d6b20" officeooo:paragraph-rsid="011d6b20" style:font-style-asian="italic" style:font-style-complex="italic"/>
    </style:style>
    <style:style style:name="P65" style:family="paragraph" style:parent-style-name="Text_20_body" style:list-style-name="L2">
      <style:text-properties fo:font-style="italic" officeooo:rsid="0120bfff" officeooo:paragraph-rsid="0120bfff" style:font-style-asian="italic" style:font-style-complex="italic"/>
    </style:style>
    <style:style style:name="P66" style:family="paragraph" style:parent-style-name="Text_20_body" style:list-style-name="L2">
      <style:text-properties fo:font-style="italic" officeooo:rsid="01227b21" officeooo:paragraph-rsid="01245d1f" style:font-style-asian="italic" style:font-style-complex="italic"/>
    </style:style>
    <style:style style:name="P67" style:family="paragraph" style:parent-style-name="Text_20_body" style:list-style-name="L2">
      <style:text-properties fo:font-style="italic" officeooo:rsid="0124cba1" officeooo:paragraph-rsid="013e2d56" style:font-style-asian="italic" style:font-style-complex="italic"/>
    </style:style>
    <style:style style:name="P68" style:family="paragraph" style:parent-style-name="Text_20_body">
      <style:text-properties fo:font-style="italic" officeooo:rsid="0124cba1" officeooo:paragraph-rsid="013e2d56" style:font-style-asian="italic" style:font-style-complex="italic"/>
    </style:style>
    <style:style style:name="P69" style:family="paragraph" style:parent-style-name="Text_20_body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0" style:family="paragraph" style:parent-style-name="Text_20_body">
      <style:text-properties style:font-name="Times New Roman" fo:font-size="14pt" fo:language="ru" fo:country="RU" officeooo:rsid="012a971c" officeooo:paragraph-rsid="012a971c" style:font-size-asian="14pt" style:language-asian="ru" style:country-asian="RU" style:font-name-complex="Times New Roman5" style:font-size-complex="14pt" style:language-complex="ar" style:country-complex="SA"/>
    </style:style>
    <style:style style:name="P71" style:family="paragraph" style:parent-style-name="Text_20_body">
      <style:text-properties fo:font-style="normal" fo:font-weight="normal" officeooo:rsid="012663ef" officeooo:paragraph-rsid="012663ef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fo:font-weight="normal" officeooo:rsid="012773a0" officeooo:paragraph-rsid="012773a0" style:font-style-asian="normal" style:font-weight-asian="normal" style:font-style-complex="normal" style:font-weight-complex="normal"/>
    </style:style>
    <style:style style:name="P73" style:family="paragraph" style:parent-style-name="Листинг">
      <style:paragraph-properties fo:text-align="start" style:justify-single-word="false"/>
      <style:text-properties style:font-name="monospace" officeooo:paragraph-rsid="01416983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6c9ad5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style="normal" officeooo:rsid="00b8e1e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7" style:family="text">
      <style:text-properties style:font-name="Times New Roman" fo:font-size="14pt" fo:language="ru" fo:country="RU" fo:font-style="normal" officeooo:rsid="012b2f90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8" style:family="text">
      <style:text-properties style:font-name="Times New Roman" fo:font-size="14pt" fo:language="ru" fo:country="RU" fo:font-style="normal" officeooo:rsid="012d299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9" style:family="text">
      <style:text-properties style:font-name="Times New Roman" fo:font-size="14pt" style:text-underline-style="none" fo:font-weight="normal" officeooo:rsid="0113eead" style:font-size-asian="10.5pt" style:font-weight-asian="normal" style:font-weight-complex="normal"/>
    </style:style>
    <style:style style:name="T10" style:family="text">
      <style:text-properties style:font-name="Times New Roman" fo:font-size="14pt" style:text-underline-style="none" fo:font-weight="normal" officeooo:rsid="01157c6e" style:font-size-asian="10.5pt" style:font-weight-asian="normal" style:font-weight-complex="normal"/>
    </style:style>
    <style:style style:name="T11" style:family="text">
      <style:text-properties style:font-name="Times New Roman" fo:font-size="14pt" fo:font-style="normal" style:text-underline-style="none" fo:font-weight="normal" officeooo:rsid="01151789" style:font-size-asian="10.5pt" style:font-style-asian="normal" style:font-weight-asian="normal" style:font-style-complex="normal" style:font-weight-complex="normal"/>
    </style:style>
    <style:style style:name="T12" style:family="text">
      <style:text-properties style:font-name="Times New Roman" style:font-size-complex="14pt"/>
    </style:style>
    <style:style style:name="T13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6" style:family="text">
      <style:text-properties fo:color="#000000" loext:opacity="100%" style:font-name="Times New Roman" fo:font-size="14pt" fo:language="ru" fo:country="RU" fo:font-weight="bold" officeooo:rsid="00d3e482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7" style:family="text">
      <style:text-properties fo:color="#000000" loext:opacity="100%" style:font-name="Times New Roman" fo:font-size="14pt" fo:language="ru" fo:country="RU" fo:font-weight="bold" officeooo:rsid="01065a2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8" style:family="text">
      <style:text-properties fo:color="#000000" loext:opacity="100%" style:font-name="Times New Roman" officeooo:rsid="013daba9" style:font-size-complex="14pt"/>
    </style:style>
    <style:style style:name="T19" style:family="text">
      <style:text-properties fo:color="#000000" loext:opacity="100%" officeooo:rsid="00c2c018"/>
    </style:style>
    <style:style style:name="T20" style:family="text">
      <style:text-properties fo:color="#000000" loext:opacity="100%" fo:background-color="#ffffff" loext:char-shading-value="0"/>
    </style:style>
    <style:style style:name="T21" style:family="text">
      <style:text-properties fo:color="#000000" loext:opacity="100%" style:font-name="monospace" fo:font-weight="normal" officeooo:rsid="0136b70a" fo:background-color="#ffffff" loext:char-shading-value="0" style:font-weight-asian="normal" style:font-weight-complex="normal"/>
    </style:style>
    <style:style style:name="T22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3" style:family="text">
      <style:text-properties fo:font-variant="normal" fo:text-transform="none" fo:color="#000000" loext:opacity="100%" style:font-name="Times New Roman" fo:font-size="14pt" fo:language="ru" fo:country="RU" officeooo:rsid="01065a2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4" style:family="text">
      <style:text-properties fo:color="#ce181e" loext:opacity="100%" officeooo:rsid="0018933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5a4f4" style:font-weight-asian="normal" style:font-weight-complex="normal"/>
    </style:style>
    <style:style style:name="T27" style:family="text">
      <style:text-properties fo:font-style="italic" style:text-underline-style="none" fo:font-weight="normal" officeooo:rsid="010a0ec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10e8ef5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1253b49" style:font-style-asian="italic" style:font-weight-asian="normal" style:font-style-complex="italic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1342050" style:font-weight-asian="bold" style:font-weight-complex="bold"/>
    </style:style>
    <style:style style:name="T34" style:family="text">
      <style:text-properties fo:font-weight="bold" officeooo:rsid="0135d9d5" style:font-weight-asian="bold" style:font-weight-complex="bold"/>
    </style:style>
    <style:style style:name="T35" style:family="text">
      <style:text-properties fo:font-weight="bold" officeooo:rsid="0136b70a" style:font-weight-asian="bold" style:font-weight-complex="bold"/>
    </style:style>
    <style:style style:name="T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b8e1ee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e0a4d1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10a0ec9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10a2196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10e8ef5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112bb5a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113eead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1157c6e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1160f2c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1161715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1163c01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11739b2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1181843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1195512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11afa62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11c6d5a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11d6b20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11ec150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1245d1f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124cba1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1253b49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e6753a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13daba9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13e2d56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32e4a7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402523" style:font-style-asian="normal" style:font-weight-asian="normal" style:font-style-complex="normal" style:font-weight-complex="normal"/>
    </style:style>
    <style:style style:name="T64" style:family="text">
      <style:text-properties officeooo:rsid="00d45abe"/>
    </style:style>
    <style:style style:name="T65" style:family="text">
      <style:text-properties style:text-underline-style="none" fo:font-weight="normal" style:font-weight-asian="normal" style:font-weight-complex="normal"/>
    </style:style>
    <style:style style:name="T66" style:family="text">
      <style:text-properties style:text-underline-style="none" fo:font-weight="normal" officeooo:rsid="00dc591c" style:font-weight-asian="normal" style:font-weight-complex="normal"/>
    </style:style>
    <style:style style:name="T67" style:family="text">
      <style:text-properties style:text-underline-style="none" fo:font-weight="normal" officeooo:rsid="0112bb5a" style:font-weight-asian="normal" style:font-weight-complex="normal"/>
    </style:style>
    <style:style style:name="T68" style:family="text">
      <style:text-properties style:text-underline-style="none" fo:font-weight="normal" officeooo:rsid="01157c6e" style:font-weight-asian="normal" style:font-weight-complex="normal"/>
    </style:style>
    <style:style style:name="T69" style:family="text">
      <style:text-properties style:text-underline-style="none" fo:font-weight="normal" officeooo:rsid="01160f2c" style:font-weight-asian="normal" style:font-weight-complex="normal"/>
    </style:style>
    <style:style style:name="T70" style:family="text">
      <style:text-properties style:text-underline-style="none" fo:font-weight="normal" officeooo:rsid="01161715" style:font-weight-asian="normal" style:font-weight-complex="normal"/>
    </style:style>
    <style:style style:name="T71" style:family="text">
      <style:text-properties style:text-underline-style="none" fo:font-weight="normal" officeooo:rsid="01195512" style:font-weight-asian="normal" style:font-weight-complex="normal"/>
    </style:style>
    <style:style style:name="T72" style:family="text">
      <style:text-properties style:text-underline-style="none" fo:font-weight="normal" officeooo:rsid="011d6b20" style:font-weight-asian="normal" style:font-weight-complex="normal"/>
    </style:style>
    <style:style style:name="T73" style:family="text">
      <style:text-properties style:text-underline-style="none" fo:font-weight="normal" officeooo:rsid="011ec150" style:font-weight-asian="normal" style:font-weight-complex="normal"/>
    </style:style>
    <style:style style:name="T74" style:family="text">
      <style:text-properties style:text-underline-style="none" fo:font-weight="normal" officeooo:rsid="01245d1f" style:font-weight-asian="normal" style:font-weight-complex="normal"/>
    </style:style>
    <style:style style:name="T75" style:family="text">
      <style:text-properties style:text-underline-style="none" fo:font-weight="normal" officeooo:rsid="0124cba1" style:font-weight-asian="normal" style:font-weight-complex="normal"/>
    </style:style>
    <style:style style:name="T76" style:family="text">
      <style:text-properties style:text-underline-style="none" fo:font-weight="normal" officeooo:rsid="013e2d56" style:font-weight-asian="normal" style:font-weight-complex="normal"/>
    </style:style>
    <style:style style:name="T77" style:family="text">
      <style:text-properties officeooo:rsid="00f40e84"/>
    </style:style>
    <style:style style:name="T78" style:family="text">
      <style:text-properties officeooo:rsid="01065a26"/>
    </style:style>
    <style:style style:name="T79" style:family="text">
      <style:text-properties officeooo:rsid="0106db1c"/>
    </style:style>
    <style:style style:name="T80" style:family="text">
      <style:text-properties officeooo:rsid="010a2196"/>
    </style:style>
    <style:style style:name="T81" style:family="text">
      <style:text-properties officeooo:rsid="010ca319"/>
    </style:style>
    <style:style style:name="T82" style:family="text">
      <style:text-properties officeooo:rsid="01104c4c"/>
    </style:style>
    <style:style style:name="T83" style:family="text">
      <style:text-properties officeooo:rsid="01342050"/>
    </style:style>
    <style:style style:name="T84" style:family="text">
      <style:text-properties officeooo:rsid="0136b70a"/>
    </style:style>
    <style:style style:name="T85" style:family="text">
      <style:text-properties style:font-name="monospace" fo:font-weight="normal" officeooo:rsid="0136b70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21"><text:span text:style-name="Book_20_Title"><text:span text:style-name="T1">отчет</text:span></text:span></text:p>
      <text:p text:style-name="P2"><text:span text:style-name="T2">по лабораторной работе</text:span><text:span text:style-name="T13"> </text:span><text:span text:style-name="T15">№</text:span><text:span text:style-name="T16">1</text:span></text:p>
      <text:p text:style-name="P2"><text:span text:style-name="T2">по дисциплине </text:span><text:span text:style-name="T15">«</text:span><text:span text:style-name="T17">Алгоритмы и струтуры данных</text:span><text:span text:style-name="T15">»</text:span></text:p>
      <text:p text:style-name="P2"><text:span text:style-name="Book_20_Title"><text:span text:style-name="T22">Тема: </text:span></text:span><text:span text:style-name="Book_20_Title"><text:span text:style-name="T23">Списки</text:span></text:span></text:p>
      <text:p text:style-name="P3"><text:span text:style-name="Book_20_Title"><text:span text:style-name="T23">Вариант 4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12">Студент гр. </text:span><text:span text:style-name="T18">0302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0">Устинов Г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1">Тутуева А.В.</text:p>
          </table:table-cell>
        </table:table-row>
      </table:table>
      <text:p text:style-name="P7"/>
      <text:p text:style-name="P7"/>
      <text:p text:style-name="P7">Санкт-Петербург</text:p>
      <text:p text:style-name="P20">20<text:span text:style-name="T64">2</text:span><text:span text:style-name="T78">1</text:span></text:p>
      <text:h text:style-name="P55" text:outline-level="2">Цель работы</text:h>
      <text:p text:style-name="P30"><text:span text:style-name="T19">И</text:span><text:span text:style-name="T14">зучить структуру данных «Двусвязный список». Реализовать двусвязный список и заданные методы.</text:span></text:p>
      <text:p text:style-name="P23"/>
      <text:h text:style-name="Heading_20_2" text:outline-level="2">Задание</text:h>
      <text:p text:style-name="P22">Вариант <text:span text:style-name="T79">4</text:span></text:p>
      <text:p text:style-name="P31">Реализовать класс связного списка с набором методов. Данные, хранящиеся в списке могут быть любого типа на ваш выбор (например, int).</text:p>
      <text:p text:style-name="P31">Отчет по лабораторной работе должен содержать:</text:p>
      <text:p text:style-name="P31">1. Титульный лист с указанием варианта.</text:p>
      <text:p text:style-name="P31">2. Постановка задачи. Описание реализуемого класса и методов.</text:p>
      <text:p text:style-name="P31">3. Оценка временной сложности каждого метода.</text:p>
      <text:p text:style-name="P31">4. Описание реализованных unit-тестов.</text:p>
      <text:p text:style-name="P31">5. Пример работы.</text:p>
      <text:p text:style-name="P31">6. Листинг.</text:p>
      <text:p text:style-name="P31">Наличие unit-тестов ко всем реализуемым методам и предусмотренные исключительные ситуации является обязательными требованиями. При выполнении задания запрещено пользоваться библиотекой &lt;algorithm&gt;.</text:p>
      <text:p text:style-name="P31">Обязательна реализация конструктора и деструктора.</text:p>
      <text:p text:style-name="P31">Список методов, которые реализует каждый вариант (приведено для типа данных int):</text:p>
      <text:p text:style-name="P31">1. void push_back(int); // добавление в конец списка</text:p>
      <text:p text:style-name="P31">2. void push_front(int); // добавление в начало списка</text:p>
      <text:p text:style-name="P31">3. void pop_back(); // удаление последнего элемента</text:p>
      <text:p text:style-name="P31">4. void pop_front(); // удаление первого элемента</text:p>
      <text:p text:style-name="P31">5. void insert(int, size_t) // добавление элемента по индексу (вставка перед элементом, который был ранее доступен по этому индексу)</text:p>
      <text:p text:style-name="P31"><text:soft-page-break/>6. int at(size_t); // получение элемента по индексу</text:p>
      <text:p text:style-name="P31">7. void remove(size_t); // удаление элемента по индексу</text:p>
      <text:p text:style-name="P31">8. size_t get_size(); // получение размера списка</text:p>
      <text:p text:style-name="P31">9. void clear(); // удаление всех элементов списка</text:p>
      <text:p text:style-name="P31">10. void set(size_t, int); // замена элемента по индексу на передаваемый</text:p>
      <text:p text:style-name="P31">элемент</text:p>
      <text:p text:style-name="P31">11. bool isEmpty(); // проверка на пустоту списка</text:p>
      <text:p text:style-name="P31">12. Перегрузка оператора вывода &lt;&lt;;</text:p>
      <text:p text:style-name="P31">Список методов, которые реализуются в отдельных вариантах:</text:p>
      <text:p text:style-name="P31">13. void reverse(); // меняет порядок элементов в списке на обратный</text:p>
      <text:p text:style-name="P31">14. void insert(List, size_t); // вставка другого списка в список, начиная с</text:p>
      <text:p text:style-name="P31">индекса</text:p>
      <text:p text:style-name="P31">15. void push_back(List); // вставка другого списка в конец</text:p>
      <text:p text:style-name="P31">16. void push_front(List); // вставка другого списка в начало</text:p>
      <text:p text:style-name="P31">17. bool contains(List); // проверка на содержание другого списка в списке, можно сделать типа int</text:p>
      <text:p text:style-name="P31">18. int find_first(List); // поиск первого вхождения другого списка в список</text:p>
      <text:p text:style-name="P31">19. int find_last(List); // поиск последнего вхождения другого списка в список</text:p>
      <text:p text:style-name="P31">20. void swap(size_t, size_t); // обмен двух элементов списка по индексам</text:p>
      <text:p text:style-name="P31">Варианты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54284792768">
          <table:table-cell table:style-name="Table3.A1" office:value-type="string">
            <text:p text:style-name="P19">№ Варианта</text:p>
          </table:table-cell>
          <table:table-cell table:style-name="Table3.A1" office:value-type="string">
            <text:p text:style-name="P19">Тип списка</text:p>
          </table:table-cell>
          <table:table-cell table:style-name="Table3.C1" office:value-type="string">
            <text:p text:style-name="P19">Реализуемые функции</text:p>
          </table:table-cell>
        </table:table-row>
        <table:table-row table:style-name="TableLine93954284914752">
          <table:table-cell table:style-name="Table3.A2" office:value-type="string">
            <text:p text:style-name="P41">1</text:p>
          </table:table-cell>
          <table:table-cell table:style-name="Table3.A2" office:value-type="string">
            <text:p text:style-name="P32">односвязный список</text:p>
          </table:table-cell>
          <table:table-cell table:style-name="Table3.C2" office:value-type="string">
            <text:p text:style-name="P32">1-12, 13</text:p>
          </table:table-cell>
        </table:table-row>
        <table:table-row table:style-name="TableLine93954284917136">
          <table:table-cell table:style-name="Table3.A2" office:value-type="string">
            <text:p text:style-name="P41">2</text:p>
          </table:table-cell>
          <table:table-cell table:style-name="Table3.A2" office:value-type="string">
            <text:p text:style-name="P32">двусвязный список</text:p>
          </table:table-cell>
          <table:table-cell table:style-name="Table3.C2" office:value-type="string">
            <text:p text:style-name="P32">1-12, 13</text:p>
          </table:table-cell>
        </table:table-row>
        <table:table-row table:style-name="TableLine93954284917952">
          <table:table-cell table:style-name="Table3.A2" office:value-type="string">
            <text:p text:style-name="P41">3</text:p>
          </table:table-cell>
          <table:table-cell table:style-name="Table3.A2" office:value-type="string">
            <text:p text:style-name="P32">односвязный список</text:p>
          </table:table-cell>
          <table:table-cell table:style-name="Table3.C2" office:value-type="string">
            <text:p text:style-name="P32">1-12, 14</text:p>
          </table:table-cell>
        </table:table-row>
        <table:table-row table:style-name="TableLine93954284918816">
          <table:table-cell table:style-name="Table3.A2" office:value-type="string">
            <text:p text:style-name="P41">4</text:p>
          </table:table-cell>
          <table:table-cell table:style-name="Table3.A2" office:value-type="string">
            <text:p text:style-name="P32">двусвязный список</text:p>
          </table:table-cell>
          <table:table-cell table:style-name="Table3.C2" office:value-type="string">
            <text:p text:style-name="P32">1-12, 14</text:p>
          </table:table-cell>
        </table:table-row>
        <text:soft-page-break/>
        <table:table-row table:style-name="TableLine93954284919792">
          <table:table-cell table:style-name="Table3.A2" office:value-type="string">
            <text:p text:style-name="P41">5</text:p>
          </table:table-cell>
          <table:table-cell table:style-name="Table3.A2" office:value-type="string">
            <text:p text:style-name="P32">односвязный список</text:p>
          </table:table-cell>
          <table:table-cell table:style-name="Table3.C2" office:value-type="string">
            <text:p text:style-name="P32">1-12, 15</text:p>
          </table:table-cell>
        </table:table-row>
        <table:table-row table:style-name="TableLine93954284920992">
          <table:table-cell table:style-name="Table3.A2" office:value-type="string">
            <text:p text:style-name="P41">6</text:p>
          </table:table-cell>
          <table:table-cell table:style-name="Table3.A2" office:value-type="string">
            <text:p text:style-name="P32">двусвязный список</text:p>
          </table:table-cell>
          <table:table-cell table:style-name="Table3.C2" office:value-type="string">
            <text:p text:style-name="P32">1-12, 15</text:p>
          </table:table-cell>
        </table:table-row>
        <table:table-row table:style-name="TableLine93954284921968">
          <table:table-cell table:style-name="Table3.A2" office:value-type="string">
            <text:p text:style-name="P41">7</text:p>
          </table:table-cell>
          <table:table-cell table:style-name="Table3.A2" office:value-type="string">
            <text:p text:style-name="P32">односвязный список</text:p>
          </table:table-cell>
          <table:table-cell table:style-name="Table3.C2" office:value-type="string">
            <text:p text:style-name="P32">1-12, 16</text:p>
          </table:table-cell>
        </table:table-row>
        <table:table-row table:style-name="TableLine93954284922944">
          <table:table-cell table:style-name="Table3.A2" office:value-type="string">
            <text:p text:style-name="P41">8</text:p>
          </table:table-cell>
          <table:table-cell table:style-name="Table3.A2" office:value-type="string">
            <text:p text:style-name="P32">двусвязный список</text:p>
          </table:table-cell>
          <table:table-cell table:style-name="Table3.C2" office:value-type="string">
            <text:p text:style-name="P32">1-12, 16</text:p>
          </table:table-cell>
        </table:table-row>
        <table:table-row table:style-name="TableLine93954284923840">
          <table:table-cell table:style-name="Table3.A2" office:value-type="string">
            <text:p text:style-name="P41">9</text:p>
          </table:table-cell>
          <table:table-cell table:style-name="Table3.A2" office:value-type="string">
            <text:p text:style-name="P32">односвязный список</text:p>
          </table:table-cell>
          <table:table-cell table:style-name="Table3.C2" office:value-type="string">
            <text:p text:style-name="P32">1-12, 17</text:p>
          </table:table-cell>
        </table:table-row>
        <table:table-row table:style-name="TableLine93954284924816">
          <table:table-cell table:style-name="Table3.A2" office:value-type="string">
            <text:p text:style-name="P41">10</text:p>
          </table:table-cell>
          <table:table-cell table:style-name="Table3.A2" office:value-type="string">
            <text:p text:style-name="P32">двусвязный список</text:p>
          </table:table-cell>
          <table:table-cell table:style-name="Table3.C2" office:value-type="string">
            <text:p text:style-name="P32">1-12, 17</text:p>
          </table:table-cell>
        </table:table-row>
        <table:table-row table:style-name="TableLine93954284920528">
          <table:table-cell table:style-name="Table3.A2" office:value-type="string">
            <text:p text:style-name="P41">11</text:p>
          </table:table-cell>
          <table:table-cell table:style-name="Table3.A2" office:value-type="string">
            <text:p text:style-name="P32">односвязный список</text:p>
          </table:table-cell>
          <table:table-cell table:style-name="Table3.C2" office:value-type="string">
            <text:p text:style-name="P32">1-12, 18</text:p>
          </table:table-cell>
        </table:table-row>
        <table:table-row table:style-name="TableLine93954284926496">
          <table:table-cell table:style-name="Table3.A2" office:value-type="string">
            <text:p text:style-name="P41">12</text:p>
          </table:table-cell>
          <table:table-cell table:style-name="Table3.A2" office:value-type="string">
            <text:p text:style-name="P32">двусвязный список</text:p>
          </table:table-cell>
          <table:table-cell table:style-name="Table3.C2" office:value-type="string">
            <text:p text:style-name="P32">1-12, 18</text:p>
          </table:table-cell>
        </table:table-row>
        <table:table-row table:style-name="TableLine93954284927472">
          <table:table-cell table:style-name="Table3.A2" office:value-type="string">
            <text:p text:style-name="P41">13</text:p>
          </table:table-cell>
          <table:table-cell table:style-name="Table3.A2" office:value-type="string">
            <text:p text:style-name="P32">односвязный список</text:p>
          </table:table-cell>
          <table:table-cell table:style-name="Table3.C2" office:value-type="string">
            <text:p text:style-name="P32">1-12, 19</text:p>
          </table:table-cell>
        </table:table-row>
        <table:table-row table:style-name="TableLine93954284928448">
          <table:table-cell table:style-name="Table3.A2" office:value-type="string">
            <text:p text:style-name="P41">14</text:p>
          </table:table-cell>
          <table:table-cell table:style-name="Table3.A2" office:value-type="string">
            <text:p text:style-name="P32">двусвязный список</text:p>
          </table:table-cell>
          <table:table-cell table:style-name="Table3.C2" office:value-type="string">
            <text:p text:style-name="P32">1-12, 19</text:p>
          </table:table-cell>
        </table:table-row>
        <table:table-row table:style-name="TableLine93954284929424">
          <table:table-cell table:style-name="Table3.A2" office:value-type="string">
            <text:p text:style-name="P41">15</text:p>
          </table:table-cell>
          <table:table-cell table:style-name="Table3.A2" office:value-type="string">
            <text:p text:style-name="P32">односвязный список</text:p>
          </table:table-cell>
          <table:table-cell table:style-name="Table3.C2" office:value-type="string">
            <text:p text:style-name="P32">1-12, 20</text:p>
          </table:table-cell>
        </table:table-row>
        <table:table-row table:style-name="TableLine93954284930400">
          <table:table-cell table:style-name="Table3.A2" office:value-type="string">
            <text:p text:style-name="P41">16</text:p>
          </table:table-cell>
          <table:table-cell table:style-name="Table3.A2" office:value-type="string">
            <text:p text:style-name="P32">двусвязный список</text:p>
          </table:table-cell>
          <table:table-cell table:style-name="Table3.C2" office:value-type="string">
            <text:p text:style-name="P32">1-12, 20</text:p>
          </table:table-cell>
        </table:table-row>
      </table:table>
      <text:p text:style-name="P31"/>
      <text:p text:style-name="P31"/>
      <text:h text:style-name="P53" text:outline-level="2">Выполнение работы</text:h>
      <text:p text:style-name="P25"><text:span text:style-name="T37">Д</text:span><text:span text:style-name="T36">ля </text:span><text:span text:style-name="T39">типа списка были реализованы два класса — </text:span><text:span text:style-name="T27">DlinkedList</text:span><text:span text:style-name="T39"> и </text:span><text:span text:style-name="T27">Node</text:span><text:span text:style-name="T39">.</text:span></text:p>
      <text:p text:style-name="P40"><text:span text:style-name="T36">Таблица 1 — </text:span><text:span text:style-name="T40">Поля класса </text:span><text:span text:style-name="T28">Nod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54284872896">
          <table:table-cell table:style-name="Table1.A1" office:value-type="string">
            <text:p text:style-name="P13">Тип</text:p>
          </table:table-cell>
          <table:table-cell table:style-name="Table1.A1" office:value-type="string">
            <text:p text:style-name="P13">Название поля</text:p>
          </table:table-cell>
          <table:table-cell table:style-name="Table1.C1" office:value-type="string">
            <text:p text:style-name="P13">Описание</text:p>
          </table:table-cell>
        </table:table-row>
        <table:table-row table:style-name="TableLine93954284861584">
          <table:table-cell table:style-name="Table1.A2" office:value-type="string">
            <text:p text:style-name="P16">std::shared_ptr&lt;Node&gt;</text:p>
          </table:table-cell>
          <table:table-cell table:style-name="Table1.A2" office:value-type="string">
            <text:p text:style-name="P50">prev</text:p>
          </table:table-cell>
          <table:table-cell table:style-name="Table1.C2" office:value-type="string">
            <text:p text:style-name="P13"><text:span text:style-name="T77">Указатель на </text:span><text:span text:style-name="T81">следующий</text:span><text:span text:style-name="T80"> элемент</text:span></text:p>
          </table:table-cell>
        </table:table-row>
        <table:table-row table:style-name="TableLine93954284865232">
          <table:table-cell table:style-name="Table1.A2" office:value-type="string">
            <text:p text:style-name="P16">std::shared_ptr&lt;Node&gt;</text:p>
          </table:table-cell>
          <table:table-cell table:style-name="Table1.A2" office:value-type="string">
            <text:p text:style-name="P50">next</text:p>
          </table:table-cell>
          <table:table-cell table:style-name="Table1.C2" office:value-type="string">
            <text:p text:style-name="P15"><text:span text:style-name="T77">Указатель на </text:span><text:span text:style-name="T80">п</text:span><text:span text:style-name="T81">редыдущий</text:span><text:span text:style-name="T80"> элемент</text:span></text:p>
          </table:table-cell>
        </table:table-row>
        <table:table-row table:style-name="TableLine93954284865952">
          <table:table-cell table:style-name="Table1.A2" office:value-type="string">
            <text:p text:style-name="P18">int</text:p>
          </table:table-cell>
          <table:table-cell table:style-name="Table1.A2" office:value-type="string">
            <text:p text:style-name="P51">a</text:p>
          </table:table-cell>
          <table:table-cell table:style-name="Table1.C2" office:value-type="string">
            <text:p text:style-name="P42">Хранимый элемент</text:p>
          </table:table-cell>
        </table:table-row>
      </table:table>
      <text:p text:style-name="P27"/>
      <text:p text:style-name="P28">Класс <text:span text:style-name="T30">Node</text:span> является скрытым типом для внутреннего использования типом списка и представляет собой элемент двусвязного списка, хранящий указатели на предыдущий и следующий элемент, а также поле данных.</text:p>
      <text:p text:style-name="P29">Класс <text:span text:style-name="T30">DlinkedList</text:span> представляет собой тип самого списка, который хранит указатели на первый и последний элемент, что помогает ускорить <text:soft-page-break/>выполнение некоторых типовых операций над списком, и количество элементов в списке — его размер или «длину».</text:p>
      <text:p text:style-name="Table"><text:span text:style-name="T36">Таблица 2 — </text:span><text:span text:style-name="T41">Поля класса </text:span><text:span text:style-name="T28">DLinkedLis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54284948656">
          <table:table-cell table:style-name="Table2.A1" office:value-type="string">
            <text:p text:style-name="P14">Тип</text:p>
          </table:table-cell>
          <table:table-cell table:style-name="Table2.A1" office:value-type="string">
            <text:p text:style-name="P14">Название поля</text:p>
          </table:table-cell>
          <table:table-cell table:style-name="Table2.C1" office:value-type="string">
            <text:p text:style-name="P14">Описание</text:p>
          </table:table-cell>
        </table:table-row>
        <table:table-row table:style-name="TableLine93954284962240">
          <table:table-cell table:style-name="Table2.A2" office:value-type="string">
            <text:p text:style-name="P16">std::shared_ptr&lt;Node&gt;</text:p>
          </table:table-cell>
          <table:table-cell table:style-name="Table2.A2" office:value-type="string">
            <text:p text:style-name="P17">head_</text:p>
          </table:table-cell>
          <table:table-cell table:style-name="Table2.C2" office:value-type="string">
            <text:p text:style-name="P13"><text:span text:style-name="T77">Указатель на </text:span><text:span text:style-name="T82">первый</text:span><text:span text:style-name="T80"> элемент</text:span></text:p>
          </table:table-cell>
        </table:table-row>
        <table:table-row table:style-name="TableLine93954284964112">
          <table:table-cell table:style-name="Table2.A2" office:value-type="string">
            <text:p text:style-name="P16">std::shared_ptr&lt;Node&gt;</text:p>
          </table:table-cell>
          <table:table-cell table:style-name="Table2.A2" office:value-type="string">
            <text:p text:style-name="P17">tail_</text:p>
          </table:table-cell>
          <table:table-cell table:style-name="Table2.C2" office:value-type="string">
            <text:p text:style-name="P13"><text:span text:style-name="T77">Указатель на </text:span><text:span text:style-name="T82">последний</text:span><text:span text:style-name="T80"> элемент</text:span></text:p>
          </table:table-cell>
        </table:table-row>
        <table:table-row table:style-name="TableLine93954284964928">
          <table:table-cell table:style-name="Table2.A2" office:value-type="string">
            <text:p text:style-name="P17">size_t</text:p>
          </table:table-cell>
          <table:table-cell table:style-name="Table2.A2" office:value-type="string">
            <text:p text:style-name="P17">size_</text:p>
          </table:table-cell>
          <table:table-cell table:style-name="Table2.C2" office:value-type="string">
            <text:p text:style-name="P43">Длина списка (количество элементов)</text:p>
          </table:table-cell>
        </table:table-row>
      </table:table>
      <text:p text:style-name="P26"/>
      <text:p text:style-name="Text_20_body">Согласно варианта работы были реализованы следующие методы:</text:p>
      <text:list xml:id="list3324956029" text:style-name="L1">
        <text:list-item>
          <text:p text:style-name="P57"><text:span text:style-name="T67">void push_back(int)</text:span><text:span text:style-name="T36"> — </text:span><text:span text:style-name="T42">добавляет элемент в кон</text:span><text:span text:style-name="T43">е</text:span><text:span text:style-name="T42">ц списка</text:span><text:span text:style-name="T38">. </text:span><text:span text:style-name="T42">Благодаря тому, что в списке есть указатель на «хвост» списка — добавление производится за константное время — не зависит от длины списка - </text:span><text:span text:style-name="T47">O(1)</text:span><text:span text:style-name="T42">. Данный метод тестируется в двух условиях — при пустом и непустом списке.</text:span></text:p>
        </text:list-item>
        <text:list-item>
          <text:p text:style-name="P58"><text:span text:style-name="T65">void </text:span><text:span text:style-name="T9">push_front(int)</text:span><text:span text:style-name="T36"> - </text:span><text:span text:style-name="T42">добавляет элемент в </text:span><text:span text:style-name="T43">начало</text:span><text:span text:style-name="T42"> списка</text:span><text:span text:style-name="T38">. </text:span><text:span text:style-name="T43">Д</text:span><text:span text:style-name="T42">обавление производится за константное время — не зависит от длины списка - </text:span><text:span text:style-name="T47">O(1)</text:span><text:span text:style-name="T42">. </text:span><text:span text:style-name="T11">М</text:span><text:span text:style-name="T42">етод тестируется в двух условиях — при пустом и непустом списке.</text:span></text:p>
        </text:list-item>
        <text:list-item>
          <text:p text:style-name="P59"><text:span text:style-name="T65">void </text:span><text:span text:style-name="T10">pop_back()</text:span><text:span text:style-name="T36"> - </text:span><text:span text:style-name="T44">удаляет элемент из конца списка. В случае применения для пустого списка ничего не делает. Также как и </text:span><text:span text:style-name="T68">push_back()</text:span><text:span text:style-name="T44"> выполняется за время, не зависящее от количества элементов в списке - </text:span><text:span text:style-name="T47">O(1)</text:span><text:span text:style-name="T44">. Тестируется как в условиях пустого, так и непустого списка.</text:span></text:p>
        </text:list-item>
        <text:list-item>
          <text:p text:style-name="P60"><text:span text:style-name="T66">v</text:span><text:span text:style-name="T65">oid </text:span><text:span text:style-name="T68">pop_front()</text:span><text:span text:style-name="T36"> - </text:span><text:span text:style-name="T44">удаляет элемент из </text:span><text:span text:style-name="T45">начала</text:span><text:span text:style-name="T44"> списка. В случае применения для пустого списка ничего не делает. Также как и </text:span><text:span text:style-name="T68">push_</text:span><text:span text:style-name="T69">front</text:span><text:span text:style-name="T68">()</text:span><text:span text:style-name="T44"> выполняется за время, не зависящее от количества </text:span><text:soft-page-break/><text:span text:style-name="T44">элементов в списке - </text:span><text:span text:style-name="T47">O(1)</text:span><text:span text:style-name="T44">. Тестируется как в условиях пустого, так и непустого списка.</text:span></text:p>
        </text:list-item>
        <text:list-item>
          <text:p text:style-name="P61"><text:span text:style-name="T65">void </text:span><text:span text:style-name="T70">insert(int, size_t)</text:span><text:span text:style-name="T36"> — </text:span><text:span text:style-name="T46">добавляет элемент со значением </text:span><text:span text:style-name="T70">a</text:span><text:span text:style-name="T46"> по произвольному индексу. В случае указания индекса за пределами индекскации списка, выбрасывает исключение </text:span><text:span text:style-name="T70">std::out_of_range</text:span><text:span text:style-name="T46">. В общем случае выполняется за линейное время, зависящее от количества элементов в списке, </text:span><text:span text:style-name="T50">поскольку нужно последовательно переходить от элемента к элементу до достижения нужной позиции</text:span><text:span text:style-name="T46"> — O(n). </text:span><text:span text:style-name="T48">Тестируется как в случае пустого, так непустого списка, причем для непустого списка производится вставка в начало, в конец и в середину. </text:span><text:span text:style-name="T49">Также в обоих случаях отрабатывается исключение при передаче индекса за границей списка.</text:span></text:p>
        </text:list-item>
      </text:list>
      <text:list xml:id="list3432240319" text:style-name="L2">
        <text:list-item>
          <text:p text:style-name="P62"><text:span text:style-name="T71">void</text:span><text:span text:style-name="T65"> </text:span><text:span text:style-name="T71">remove</text:span><text:span text:style-name="T65">(</text:span><text:span text:style-name="T71">size_t)</text:span><text:span text:style-name="T36"> — </text:span><text:span text:style-name="T50">удаляет элемент по произвольному индексу. </text:span><text:span text:style-name="T46">В случае указания индекса за пределами индекскации списка, выбрасывает исключение </text:span><text:span text:style-name="T70">std::out_of_range</text:span><text:span text:style-name="T46">. </text:span><text:span text:style-name="T50">Подобно </text:span><text:span text:style-name="T71">insert()</text:span><text:span text:style-name="T50"> работает за линейное время — O(n). </text:span><text:span text:style-name="T48">Тестируется как в случае пустого, так непустого списка, причем для непустого списка производится </text:span><text:span text:style-name="T51">удалени</text:span><text:span text:style-name="T52">е</text:span><text:span text:style-name="T48"> </text:span><text:span text:style-name="T52">из</text:span><text:span text:style-name="T48"> начал</text:span><text:span text:style-name="T52">а</text:span><text:span text:style-name="T48">, </text:span><text:span text:style-name="T52">из</text:span><text:span text:style-name="T48"> кон</text:span><text:span text:style-name="T52">ца </text:span><text:span text:style-name="T48">и </text:span><text:span text:style-name="T52">из</text:span><text:span text:style-name="T48"> середин</text:span><text:span text:style-name="T52">ы</text:span><text:span text:style-name="T48">. </text:span><text:span text:style-name="T49">Также в обоих случаях отрабатывается исключение при передаче индекса за границей списка.</text:span></text:p>
        </text:list-item>
        <text:list-item>
          <text:p text:style-name="P63"><text:span text:style-name="T72">int at</text:span><text:span text:style-name="T65">(</text:span><text:span text:style-name="T72">size_t</text:span><text:span text:style-name="T65">)</text:span><text:span text:style-name="T36"> — </text:span><text:span text:style-name="T53">возвращяет значение, которое хранит элемент с номером </text:span><text:span text:style-name="T72">i</text:span><text:span text:style-name="T53">. При обращении к элементу с слишком большим номером выбрасывает исключение </text:span><text:span text:style-name="T72">std::out_of_range</text:span><text:span text:style-name="T53">. Из-за необходимости последовательного прохождения элементов до достижения указанного номера работает за время O(n). Тестируется как для пустого списка — на исключение — так и для непустого — последовательно обходятся все элементы с помощью </text:span><text:span text:style-name="T72">at()</text:span><text:span text:style-name="T53">.</text:span></text:p>
        </text:list-item>
        <text:list-item>
          <text:p text:style-name="P64"><text:soft-page-break/><text:span text:style-name="T65">void set(size_t, int)</text:span><text:span text:style-name="T36"> — устанавливает значение элемента по индексу </text:span><text:span text:style-name="T65">i</text:span><text:span text:style-name="T36"> значение </text:span><text:span text:style-name="T65">n</text:span><text:span text:style-name="T36">. Для слишком высоких индексов выбрасывает исключение </text:span><text:span text:style-name="T65">std::out_of_range</text:span><text:span text:style-name="T36">.</text:span><text:span text:style-name="T65"> </text:span><text:span text:style-name="T36">Так же как и </text:span><text:span text:style-name="T65">at()</text:span><text:span text:style-name="T36"> работает за линейное время O(n). Тестируется </text:span><text:span text:style-name="T54">для непустого — последовательной установкой элементам значений и на исключение — так и для пустого — проверяется только исключение.</text:span></text:p>
        </text:list-item>
        <text:list-item>
          <text:p text:style-name="P65"><text:span text:style-name="T73">s</text:span><text:span text:style-name="T65">ize_t get_size()</text:span><text:span text:style-name="T36"> - возвращает размер списка — значение </text:span><text:span text:style-name="T65">size_</text:span><text:span text:style-name="T36">. Время работы не зависит от размера списка — длина списка хранится в отдельном поле. Тестируется однажды — в одном из самых первых тестов провожится проверка — сравнивается значение, которое возвращает этот метод для пустого списка с эталоном — нулём.</text:span></text:p>
        </text:list-item>
        <text:list-item>
          <text:p text:style-name="P66"><text:span text:style-name="T65">void clear()</text:span><text:span text:style-name="T36"> - удаляет все элементы из списка. Для начала «затирается» </text:span><text:span text:style-name="T65">tail_,</text:span><text:span text:style-name="T36"> затем последовательно </text:span><text:span text:style-name="T65">head_</text:span><text:span text:style-name="T36"> перемещается по элементам и «затирает» указатель на предыдущий элемент. Таким образом, удаление объектов и освобождение памяти отдаётся на откуп </text:span><text:span text:style-name="T65">std::shared_ptr.</text:span><text:span text:style-name="T36"> </text:span><text:span text:style-name="T55">При использовании для пустого списка ничего не делает. Выполняется тем дольше, чем больше элементов в списке, потому что последовательно обходит все элементы - O(n). Тестируется как для пустого, так и для непустого списка.</text:span></text:p>
        </text:list-item>
        <text:list-item>
          <text:p text:style-name="P66"><text:span text:style-name="T75">b</text:span><text:span text:style-name="T74">ool is_empty()</text:span><text:span text:style-name="T55"> - возвращает </text:span><text:span text:style-name="T75">true</text:span><text:span text:style-name="T56">, если список пуст и </text:span><text:span text:style-name="T75">false</text:span><text:span text:style-name="T56"> в противном случае. Время работы константно, поскольку пустота определяется сравнение поля </text:span><text:span text:style-name="T75">size_</text:span><text:span text:style-name="T56"> с нулём. Тестируется проверкой возвращаяемого значения для пустого списка и списка, содержащего один элемент.</text:span></text:p>
        </text:list-item>
        <text:list-item>
          <text:p text:style-name="P67"><text:span text:style-name="T65">void insert(DLinkedList&amp;, size_t)</text:span><text:span text:style-name="T36"> — вставляет список по ссылке </text:span><text:span text:style-name="T65">list</text:span><text:span text:style-name="T36"> в произвольное место так, чтобы первый его номер оказался под индексом </text:span><text:span text:style-name="T65">i</text:span><text:span text:style-name="T36">. При указании слишком большого индекса выбрасывает исключение </text:span><text:span text:style-name="T65">std::shared_ptr</text:span><text:span text:style-name="T36">.</text:span><text:span text:style-name="T65"> </text:span><text:span text:style-name="T36">Работает за линейное время, поскольку </text:span><text:soft-page-break/><text:span text:style-name="T36">последовательно обходит все элементы списка, в который вставляются элементы для нахождения нужной позиции</text:span><text:span text:style-name="T59">, а также копирует каждый элемент из вставляемого списка</text:span><text:span text:style-name="T36"> — O(n). После этого головной и предшествующий и хвостовой и последующий элементы начинают попарно указывать друг на друга. Тестируется как для пустого, так и для непустого списка вставкой как пустого так и непустого списка. Также провер</text:span><text:span text:style-name="T59">я</text:span><text:span text:style-name="T36">ется вставка по ошибочному индексу на выброс исключения.</text:span></text:p>
        </text:list-item>
      </text:list>
      <text:p text:style-name="P68"><text:span text:style-name="T60">Дополнительно, для копирования элементов списка при создании был создан копирующий конструктор — </text:span><text:span text:style-name="T76">DlinkedList(const DlinkedList&amp;)</text:span><text:span text:style-name="T60">, который копирует все элементы из списка-аргумента в создаваемый список. Тестируется в группе </text:span><text:span text:style-name="T76">Base</text:span><text:span text:style-name="T60"> копированием заполненного списка и последовательным сравнением всех элементов и размеров списков.</text:span></text:p>
      <text:p text:style-name="P37"><text:span text:style-name="T58">Для </text:span><text:span text:style-name="T57">очистки списка перед удалением и освобождения памяти деструктор использует функцию </text:span><text:span text:style-name="T29">clear()</text:span><text:span text:style-name="T57">.</text:span></text:p>
      <text:p text:style-name="P69"/>
      <text:h text:style-name="Heading_20_2" text:outline-level="2">Тестирование</text:h>
      <text:p text:style-name="P33"><text:span text:style-name="T26">Т</text:span><text:span text:style-name="T25">есты были поделены на три группы — базовые, проверка пустого списка и проверка непустого <text:s/>писка. Базовые тесты проверяют инвариант создаваемого теста и функции, на которые полагаются все остальные тесты для проверки состояния списка — </text:span><text:span text:style-name="T31">get_size()</text:span><text:span text:style-name="T61"> и </text:span><text:span text:style-name="T31">is_empty()</text:span><text:span text:style-name="T61">, </text:span><text:span text:style-name="T63">а также копирующий конструктор</text:span><text:span text:style-name="T61">.</text:span></text:p>
      <text:p text:style-name="P71">Тесты проверки пустого списка проверяют все методы кроме двух, указанных выше и проверяют работу методов при их вызове для пустого списка.</text:p>
      <text:p text:style-name="P71"><text:soft-page-break/>Тесты проверки непустого списка проверяют работу методов с непустым списком. Из-за появления размерности у списка некоторые тесты поделены на несколько — проверка для начала, для середины и для конца.</text:p>
      <text:p text:style-name="P34"><text:span text:style-name="T61">Для тестирования используется </text:span><text:span text:style-name="T62">фреймворк</text:span><text:span text:style-name="T61"> googletest.</text:span></text:p>
      <text:p text:style-name="P72"/>
      <text:h text:style-name="P54" text:outline-level="2">Пример работы</text:h>
      <text:p text:style-name="P35">Следующий код служит примером работы с разработанным списком.</text:p>
      <table:table table:name="Table4" table:style-name="Table4">
        <table:table-column table:style-name="Table4.A"/>
        <table:table-row table:style-name="TableLine93954283042624">
          <table:table-cell table:style-name="Table4.A1" office:value-type="string">
            <text:p text:style-name="P49">int n;</text:p>
            <text:p text:style-name="P49">cin &gt;&gt; n;</text:p>
            <text:p text:style-name="P44">int a;</text:p>
            <text:p text:style-name="P44">for (size_t i = 0; i &lt; n; ++i) {</text:p>
            <text:p text:style-name="P44"><text:s text:c="4"/>cin &gt;&gt; a;</text:p>
            <text:p text:style-name="P45"><text:s text:c="4"/>// Если в списке ещё есть элементы, то перезаписать их</text:p>
            <text:p text:style-name="P44"><text:s text:c="4"/>if (i &lt; list.get_size())</text:p>
            <text:p text:style-name="P44"><text:s text:c="8"/>list.set(i, a);</text:p>
            <text:p text:style-name="P44"><text:s text:c="4"/>else <text:s/>// Если же нет, то добавить новые</text:p>
            <text:p text:style-name="P44"><text:s text:c="8"/>list.push_back(a);</text:p>
            <text:p text:style-name="P44">}</text:p>
            <text:p text:style-name="P44">cout &lt;&lt; list &lt;&lt; endl;</text:p>
          </table:table-cell>
        </table:table-row>
      </table:table>
      <text:p text:style-name="Text_20_body"/>
      <text:p text:style-name="P36"><text:span text:style-name="T4">Р</text:span><text:span text:style-name="T3">азработанный програм</text:span><text:span text:style-name="T5">м</text:span><text:span text:style-name="T3">ный код см. в приложении А.</text:span></text:p>
      <text:p text:style-name="P70"/>
      <text:h text:style-name="Heading_20_2" text:outline-level="2">Выводы</text:h>
      <text:p text:style-name="P24"><text:span text:style-name="T6">Был</text:span><text:span text:style-name="T7">а изучена такая структура данных как двусвязный список, а так же принципы функций, работающий с ней. Также была разработана собственная реализация, которая оптимизирует некоторые функции обработки двусвязного списка ценой незначительных дополнительных затрат памяти на хранение списка. </text:span><text:span text:style-name="T8">В процессе выполнения работы были изучены такие инструменты как cmake для упрощения работы с проектом, состоящим из разных библиотек, и фреймворк googletest, облегчающий написание модульных тестов.</text:span></text:p>
      <text:p text:style-name="Text_20_body"/>
      <text:h text:style-name="P52" text:outline-level="1">Приложение А<text:line-break/>Исходный код программы<text:span text:style-name="T24"> </text:span></text:h>
      <text:p text:style-name="Text_20_body"><text:span text:style-name="T83">Файл</text:span> <text:span text:style-name="T33">src/</text:span><text:span text:style-name="T34">dlist.hh</text:span></text:p>
      <text:p text:style-name="P73"><text:span text:style-name="T20">#pragma once </text:span><text:line-break/>#ifndef DLIST_HH <text:line-break/>#define DLIST_HH <text:line-break/><text:line-break/>#include &lt;iostream&gt; <text:line-break/>#include &lt;ostream&gt; <text:line-break/>#include &lt;memory&gt; <text:line-break/><text:line-break/><text:line-break/>namespace dlist { <text:line-break/><text:line-break/>class DLinkedList { <text:line-break/>public: <text:line-break/>   DLinkedList() : head_(nullptr), tail_(nullptr), size_(0) {}</text:p>
      <text:p text:style-name="P73"><text:span text:style-name="T20">   DLinkedList(const DLinkedList&amp; src);</text:span><text:line-break/>   ~DLinkedList() { clear(); } <text:line-break/><text:line-break/>   void push_back(int a); <text:line-break/>   void push_front(int a); <text:line-break/>   void pop_back(); <text:line-break/>   void pop_front(); <text:line-break/><text:line-break/>   void insert(int a, size_t i); <text:line-break/>   void remove(size_t i); <text:line-break/>   int at(size_t i); <text:line-break/>   void set(size_t i, int a); <text:line-break/><text:line-break/>   size_t get_size() { return size_; } <text:line-break/>   void clear(); <text:line-break/>   bool is_empty() { return size_ == 0; } <text:line-break/><text:line-break/>   void insert(DLinkedList&amp; list, size_t i); <text:line-break/><text:line-break/>   friend std::ostream&amp; operator&lt;&lt;(std::ostream&amp; os, const DLinkedList&amp; list); <text:line-break/>private: <text:line-break/>   struct Node; <text:line-break/><text:line-break/>   std::shared_ptr&lt;Node&gt; head_; <text:line-break/>   std::shared_ptr&lt;Node&gt; tail_; <text:line-break/><text:line-break/>   size_t size_; <text:line-break/>}; <text:line-break/><text:line-break/><text:line-break/>struct DLinkedList::Node { <text:line-break/><text:soft-page-break/>   Node(int a) : prev(nullptr), next(nullptr), a(a) {} <text:line-break/><text:line-break/>   std::shared_ptr&lt;Node&gt; prev; <text:line-break/>   std::shared_ptr&lt;Node&gt; next; <text:line-break/><text:line-break/>   int a; <text:line-break/>}; <text:line-break/><text:line-break/>}<text:tab/>// namespace dlist <text:line-break/><text:line-break/>#endif  // DLIST_HH</text:p>
      <text:p text:style-name="P47"/>
      <text:p text:style-name="P38"><text:span text:style-name="T84">Файл </text:span><text:span text:style-name="T35">src/dlist.cpp</text:span></text:p>
      <text:p text:style-name="P48"><text:span text:style-name="T21">#include "dlist.hh" </text:span><text:span text:style-name="T85"><text:line-break/><text:line-break/>#include &lt;stdexcept&gt; <text:line-break/><text:line-break/><text:line-break/>namespace dlist { <text:line-break/><text:line-break/><text:line-break/>DLinkedList::DLinkedList(const DLinkedList&amp; src) : size_(0) <text:line-break/>{ <text:line-break/>   std::shared_ptr&lt;Node&gt; cur = src.head_; <text:line-break/>   while (cur) { <text:line-break/>       push_back(cur-&gt;value); <text:line-break/>       cur = cur-&gt;next; <text:line-break/>   } <text:line-break/>} <text:line-break/><text:line-break/><text:line-break/>void DLinkedList::push_back(int value) <text:line-break/>{ <text:line-break/>   std::shared_ptr&lt;Node&gt; node(new Node(value)); <text:line-break/>   if (!tail_) { <text:line-break/>       head_ = node; <text:line-break/>   } else { <text:line-break/>       tail_-&gt;next = node; <text:line-break/>       node-&gt;prev = tail_; <text:line-break/>   } <text:line-break/>   tail_ = node; <text:line-break/>   ++size_; <text:line-break/>} <text:line-break/><text:line-break/>void DLinkedList::push_front(int value) <text:line-break/>{ <text:line-break/>   std::shared_ptr&lt;Node&gt; node(new Node(value)); <text:line-break/>   if (!head_) { <text:line-break/>       tail_ = node; <text:line-break/>   } else { <text:line-break/>       head_-&gt;prev = node; <text:line-break/></text:span><text:soft-page-break/><text:span text:style-name="T85">       node-&gt;next = head_; <text:line-break/>   } <text:line-break/>   head_ = node; <text:line-break/>   ++size_; <text:line-break/>} <text:line-break/><text:line-break/>void DLinkedList::pop_back() <text:line-break/>{ <text:line-break/>   if (!is_empty()) { <text:line-break/>       tail_ = tail_-&gt;prev; <text:line-break/>       if (!tail_) <text:line-break/>           head_ = nullptr; <text:line-break/>       else <text:line-break/>           tail_-&gt;next = nullptr; <text:line-break/>       --size_; <text:line-break/>   } <text:line-break/>} <text:line-break/><text:line-break/>void DLinkedList::pop_front() <text:line-break/>{ <text:line-break/>   if (!is_empty()) { <text:line-break/>       head_ = head_-&gt;next; <text:line-break/>       if (!head_) <text:line-break/>           tail_ = nullptr; <text:line-break/>       else <text:line-break/>           head_-&gt;prev = nullptr; <text:line-break/>       --size_; <text:line-break/>   } <text:line-break/>} <text:line-break/><text:line-break/><text:line-break/>void DLinkedList::insert(int value, size_t i) <text:line-break/>{ <text:line-break/>   if (i &gt; size_) // if i == size_, node will be inserted after the last <text:line-break/>       throw std::out_of_range("Index out of range."); <text:line-break/>   else if (i == 0) <text:line-break/>       return push_front(value); <text:line-break/>   else if (i == size_) <text:line-break/>       return push_back(value); <text:line-break/>   std::shared_ptr&lt;Node&gt; node(new Node(value)); <text:line-break/>   std::shared_ptr&lt;Node&gt; tmp; <text:line-break/>   if (i == size_ - 1) { <text:line-break/>       tmp = tail_; <text:line-break/>   } else { <text:line-break/>       tmp = head_-&gt;next; <text:line-break/>       for (size_t j = 1; j != i; ++j) <text:line-break/>           tmp = tmp-&gt;next; <text:line-break/>   } <text:line-break/>   node-&gt;prev = tmp-&gt;prev; <text:line-break/>   node-&gt;next = tmp; <text:line-break/>   tmp-&gt;prev-&gt;next = node; <text:line-break/></text:span><text:soft-page-break/><text:span text:style-name="T85">   tmp-&gt;prev = node; <text:line-break/>   ++size_; <text:line-break/>} <text:line-break/><text:line-break/>void DLinkedList::remove(size_t i) <text:line-break/>{ <text:line-break/>   if (i &gt;= size_) { <text:line-break/>       throw std::out_of_range("Index out of range."); <text:line-break/>   } else if (i == 0) { <text:line-break/>       return pop_front(); <text:line-break/>   } else if (i == size_ - 1) { <text:line-break/>       return pop_back(); <text:line-break/>   } <text:line-break/>   std::shared_ptr&lt;Node&gt; tmp = head_-&gt;next; <text:line-break/>   for (size_t j = 1; j != i; ++j) <text:line-break/>       tmp = tmp-&gt;next; <text:line-break/>   tmp-&gt;prev-&gt;next = tmp-&gt;next; <text:line-break/>   tmp-&gt;next-&gt;prev = tmp-&gt;prev; <text:line-break/>   --size_; <text:line-break/>} <text:line-break/><text:line-break/>int DLinkedList::at(size_t i) <text:line-break/>{ <text:line-break/>   if (i &gt;= size_) { <text:line-break/>       throw std::out_of_range("Index out of range."); <text:line-break/>   } else if (i == 0) { <text:line-break/>       return head_-&gt;value; <text:line-break/>   } else if (i == size_ - 1) { <text:line-break/>       return tail_-&gt;value; <text:line-break/>   } <text:line-break/>   std::shared_ptr&lt;Node&gt; tmp = head_-&gt;next; <text:line-break/>   for (size_t j = 1; j != i; ++j) <text:line-break/>       tmp = tmp-&gt;next; <text:line-break/>   return tmp-&gt;value; <text:line-break/>} <text:line-break/><text:line-break/>void DLinkedList::set(size_t i, int value) <text:line-break/>{ <text:line-break/>   if (i &gt;= size_) { <text:line-break/>       throw std::out_of_range("Index out of range."); <text:line-break/>   } else if (i == 0) { <text:line-break/>       head_-&gt;value = value; <text:line-break/>       return; <text:line-break/>   } else if (i == size_ - 1) { <text:line-break/>       tail_-&gt;value = value; <text:line-break/>       return; <text:line-break/>   } <text:line-break/>   std::shared_ptr&lt;Node&gt; tmp = head_-&gt;next; <text:line-break/>   for (size_t j = 1; j != i; ++j) <text:line-break/>       tmp = tmp-&gt;next; <text:line-break/>   tmp-&gt;value = value; <text:line-break/>} <text:line-break/></text:span><text:soft-page-break/><text:span text:style-name="T85"><text:line-break/><text:line-break/>void DLinkedList::clear() <text:line-break/>{ <text:line-break/>   if (is_empty()) <text:line-break/>       return; <text:line-break/>   tail_.reset(); <text:line-break/>   while (head_) { <text:line-break/>      head_-&gt;prev.reset(); <text:line-break/>      head_ = head_-&gt;next; <text:line-break/>   } <text:line-break/>   size_ = 0; <text:line-break/>} <text:line-break/><text:line-break/><text:line-break/>void DLinkedList::insert(DLinkedList&amp; list, size_t i) <text:line-break/>{ <text:line-break/>   if (i &gt; size_) <text:line-break/>       throw std::out_of_range("Index out of range."); <text:line-break/>   else if (list.is_empty()) <text:line-break/>       return; <text:line-break/><text:line-break/>   DLinkedList copy = list; <text:line-break/>   std::shared_ptr&lt;Node&gt; prev; <text:line-break/>   std::shared_ptr&lt;Node&gt; cur; <text:line-break/>   if (i == size_) { <text:line-break/>       prev = tail_; <text:line-break/>       cur = nullptr; <text:line-break/>   } else { <text:line-break/>       prev = nullptr; <text:line-break/>       cur = head_; <text:line-break/>       for (size_t j = 0; j != i; ++j) { <text:line-break/>           prev = cur; <text:line-break/>           cur = cur-&gt;next; <text:line-break/>       } <text:line-break/>   } <text:line-break/>   // if prev is nullptr, then inserting into the head of the list <text:line-break/>   if (prev) { <text:line-break/>       prev-&gt;next = copy.head_; <text:line-break/>       copy.head_-&gt;prev = prev; <text:line-break/>   } else { <text:line-break/>       head_ = copy.head_; <text:line-break/>   } <text:line-break/>   // if cur is nullptr, then inserting into the tail of the list <text:line-break/>   if (cur) { <text:line-break/>       cur-&gt;prev = copy.tail_; <text:line-break/>       copy.tail_-&gt;next = cur; <text:line-break/>   } else { <text:line-break/>       tail_ = copy.tail_; <text:line-break/>   } <text:line-break/>   size_ += copy.size_; <text:line-break/>} <text:line-break/></text:span><text:soft-page-break/><text:span text:style-name="T85"><text:line-break/><text:line-break/>std::ostream&amp; operator&lt;&lt;(std::ostream&amp; outstream, const DLinkedList&amp; list) <text:line-break/>{ <text:line-break/>   outstream &lt;&lt; "Doubly Linked List: {"; <text:line-break/>   std::shared_ptr&lt;DLinkedList::Node&gt; tmp = list.head_; <text:line-break/>   for (size_t i = 0; i != list.size_; ++i) { <text:line-break/>       outstream &lt;&lt; tmp-&gt;value; <text:line-break/>       if (i != list.size_ - 1) <text:line-break/>           outstream &lt;&lt; ", "; <text:line-break/>       tmp = tmp-&gt;next; <text:line-break/>   } <text:line-break/>   outstream &lt;&lt; "}"; <text:line-break/>   return outstream; <text:line-break/>} <text:line-break/><text:line-break/>}   // namespace dlist<text:line-break/></text:span><text:line-break/></text:p>
      <text:p text:style-name="P39">Файл <text:span text:style-name="T32">test/lab1-test.cpp</text:span></text:p>
      <text:p text:style-name="P46"><text:span text:style-name="T20">#include "../src/dlist.hh" </text:span><text:line-break/><text:line-break/>#include &lt;iostream&gt; <text:line-break/>#include &lt;stdexcept&gt; <text:line-break/><text:line-break/>#include &lt;gtest/gtest.h&gt; <text:line-break/><text:line-break/>using dlist::DLinkedList; <text:line-break/><text:line-break/><text:line-break/>TEST(Base, Creation) <text:line-break/>{ <text:line-break/>   DLinkedList list; <text:line-break/>   std::cout &lt;&lt; list &lt;&lt; std::endl; <text:line-break/>   ASSERT_EQ(list.get_size(), 0); <text:line-break/>   ASSERT_TRUE(list.is_empty()); <text:line-break/>} <text:line-break/><text:line-break/>TEST(Base, GetSize) <text:line-break/>{ <text:line-break/>   DLinkedList list; <text:line-break/>   ASSERT_EQ(list.get_size(), 0); <text:line-break/>} <text:line-break/><text:line-break/>TEST(Base, IsEmpty) <text:line-break/>{ <text:line-break/>   DLinkedList list; <text:line-break/>   ASSERT_TRUE(list.is_empty()); <text:line-break/>   list.push_back(0); <text:line-break/>   ASSERT_FALSE(list.is_empty()); <text:line-break/><text:soft-page-break/>} <text:line-break/><text:line-break/>TEST(Base, CopyConstruct) <text:line-break/>{ <text:line-break/>   DLinkedList list0; <text:line-break/>   list0.push_back(0); <text:line-break/>   list0.push_back(1); <text:line-break/>   list0.push_back(2); <text:line-break/>   list0.push_back(3); <text:line-break/>   list0.push_back(4); <text:line-break/>   DLinkedList list1 = list0; <text:line-break/>   ASSERT_FALSE(list1.is_empty()); <text:line-break/>   ASSERT_EQ(list1.get_size(), list0.get_size()); <text:line-break/>   for (size_t i = 0; i &lt; list0.get_size(); ++i) <text:line-break/>       ASSERT_EQ(list0.at(i), list1.at(i)); <text:line-break/>} <text:line-break/><text:line-break/><text:line-break/>class DLinkedListEmptyTest : public ::testing::Test { <text:line-break/>protected: <text:line-break/>   DLinkedList list_; <text:line-break/>}; <text:line-break/><text:line-break/>TEST_F(DLinkedListEmptyTest, PushBack) <text:line-break/>{ <text:line-break/>   list_.push_back(0); <text:line-break/>   std::cout &lt;&lt; list_ &lt;&lt; std::endl; <text:line-break/>   ASSERT_EQ(list_.get_size(), 1); <text:line-break/>   ASSERT_FALSE(list_.is_empty()); <text:line-break/>} <text:line-break/><text:line-break/>TEST_F(DLinkedListEmptyTest, PushFront) <text:line-break/>{ <text:line-break/>   list_.push_front(0); <text:line-break/>   std::cout &lt;&lt; list_ &lt;&lt; std::endl; <text:line-break/>   ASSERT_EQ(list_.get_size(), 1); <text:line-break/>   ASSERT_FALSE(list_.is_empty()); <text:line-break/>} <text:line-break/><text:line-break/>TEST_F(DLinkedListEmptyTest, PopBack) <text:line-break/>{ <text:line-break/>   list_.pop_back(); <text:line-break/>   std::cout &lt;&lt; list_ &lt;&lt; std::endl; <text:line-break/>   ASSERT_EQ(list_.get_size(), 0); <text:line-break/>   ASSERT_TRUE(list_.is_empty()); <text:line-break/>} <text:line-break/><text:line-break/>TEST_F(DLinkedListEmptyTest, PopFront) <text:line-break/>{ <text:line-break/>   list_.pop_front(); <text:line-break/>   std::cout &lt;&lt; list_ &lt;&lt; std::endl; <text:line-break/>   ASSERT_EQ(list_.get_size(), 0); <text:line-break/><text:soft-page-break/>   ASSERT_TRUE(list_.is_empty()); <text:line-break/>} <text:line-break/><text:line-break/>TEST_F(DLinkedListEmptyTest, Insert) <text:line-break/>{ <text:line-break/>   ASSERT_THROW(list_.insert(0, 1), std::out_of_range); <text:line-break/>   std::cout &lt;&lt; list_ &lt;&lt; std::endl; <text:line-break/>   list_.insert(0, 0); <text:line-break/>   ASSERT_EQ(list_.get_size(), 1); <text:line-break/>   ASSERT_FALSE(list_.is_empty()); <text:line-break/>} <text:line-break/><text:line-break/>TEST_F(DLinkedListEmptyTest, Remove) <text:line-break/>{ <text:line-break/>   ASSERT_THROW(list_.remove(0), std::out_of_range); <text:line-break/>   ASSERT_THROW(list_.remove(2), std::out_of_range); <text:line-break/>   std::cout &lt;&lt; list_ &lt;&lt; std::endl; <text:line-break/>   ASSERT_EQ(list_.get_size(), 0); <text:line-break/>   ASSERT_TRUE(list_.is_empty()); <text:line-break/>} <text:line-break/><text:line-break/>TEST_F(DLinkedListEmptyTest, At) <text:line-break/>{ <text:line-break/>   ASSERT_THROW(list_.at(0), std::out_of_range); <text:line-break/>   ASSERT_THROW(list_.at(2), std::out_of_range); <text:line-break/>} <text:line-break/><text:line-break/>TEST_F(DLinkedListEmptyTest, Set) <text:line-break/>{ <text:line-break/>   ASSERT_THROW(list_.set(0, 1), std::out_of_range); <text:line-break/>   ASSERT_THROW(list_.set(2, 1), std::out_of_range); <text:line-break/>} <text:line-break/><text:line-break/>TEST_F(DLinkedListEmptyTest, Clear) <text:line-break/>{ <text:line-break/>   list_.clear(); <text:line-break/>   ASSERT_EQ(list_.get_size(), 0); <text:line-break/>   ASSERT_TRUE(list_.is_empty()); <text:line-break/>   std::cout &lt;&lt; list_ &lt;&lt; std::endl; <text:line-break/>} <text:line-break/><text:line-break/><text:line-break/>TEST_F(DLinkedListEmptyTest, InsertList) <text:line-break/>{ <text:line-break/>   DLinkedList list; <text:line-break/>   ASSERT_THROW(list_.insert(list, 1), std::out_of_range); <text:line-break/>   list_.insert(list, 0); <text:line-break/>   std::cout &lt;&lt; "list_ " &lt;&lt; list_ &lt;&lt; std::endl; <text:line-break/>   ASSERT_EQ(list_.get_size(), 0); <text:line-break/>   ASSERT_TRUE(list_.is_empty()); <text:line-break/><text:line-break/>   list.push_back(0); <text:line-break/><text:soft-page-break/>   std::cout &lt;&lt; "list " &lt;&lt; list &lt;&lt; std::endl; <text:line-break/>   std::cout &lt;&lt; "list_ "&lt;&lt; list_ &lt;&lt; std::endl; <text:line-break/>   list_.insert(list, 0); <text:line-break/>   std::cout &lt;&lt; "list " &lt;&lt; list &lt;&lt; std::endl; <text:line-break/>   std::cout &lt;&lt; "list_ "&lt;&lt; list_ &lt;&lt; std::endl; <text:line-break/>   ASSERT_EQ(list_.get_size(), list.get_size()); <text:line-break/>   ASSERT_FALSE(list.is_empty()); <text:line-break/>   ASSERT_FALSE(list_.is_empty()); <text:line-break/>   for (size_t i = 0; i &lt; list.get_size(); ++i) <text:line-break/>       ASSERT_EQ(list.at(i), list_.at(i)); <text:line-break/><text:line-break/>   list_.clear(); <text:line-break/>   list.push_back(0); <text:line-break/>   list.push_back(1); <text:line-break/>   list.push_back(2); <text:line-break/>   std::cout &lt;&lt; "list " &lt;&lt; list &lt;&lt; std::endl; <text:line-break/>   std::cout &lt;&lt; "list_ "&lt;&lt; list_ &lt;&lt; std::endl; <text:line-break/>   list_.insert(list, 0); <text:line-break/>   std::cout &lt;&lt; "list " &lt;&lt; list &lt;&lt; std::endl; <text:line-break/>   std::cout &lt;&lt; "list_ "&lt;&lt; list_ &lt;&lt; std::endl; <text:line-break/>   ASSERT_EQ(list_.get_size(), list.get_size()); <text:line-break/>   ASSERT_FALSE(list.is_empty()); <text:line-break/>   ASSERT_FALSE(list_.is_empty()); <text:line-break/>   for (size_t i = 0; i &lt; list.get_size(); ++i) <text:line-break/>       ASSERT_EQ(list.at(i), list_.at(i)); <text:line-break/>} <text:line-break/><text:line-break/><text:line-break/>class DLinkedListTest : public ::testing::Test { <text:line-break/>protected: <text:line-break/>   void SetUp() override <text:line-break/>   { <text:line-break/>       list_.push_back(0); <text:line-break/>       list_.push_back(1); <text:line-break/>       list_.push_back(2); <text:line-break/>       list_.push_back(3); <text:line-break/>   } <text:line-break/><text:line-break/>   DLinkedList list_; <text:line-break/>}; <text:line-break/><text:line-break/>TEST_F(DLinkedListTest, PushBack) <text:line-break/>{ <text:line-break/>   size_t s = list_.get_size() + 1; <text:line-break/>   list_.push_back(0); <text:line-break/>   std::cout &lt;&lt; list_ &lt;&lt; std::endl; <text:line-break/>   ASSERT_EQ(list_.get_size(), s); <text:line-break/>   ASSERT_FALSE(list_.is_empty()); <text:line-break/>} <text:line-break/><text:line-break/>TEST_F(DLinkedListTest, PushFront) <text:line-break/>{ <text:line-break/><text:soft-page-break/>   size_t s = list_.get_size() + 1; <text:line-break/>   list_.push_front(0); <text:line-break/>   std::cout &lt;&lt; list_ &lt;&lt; std::endl; <text:line-break/>   ASSERT_EQ(list_.get_size(), s); <text:line-break/>   ASSERT_FALSE(list_.is_empty()); <text:line-break/>} <text:line-break/><text:line-break/>TEST_F(DLinkedListTest, PopBack) <text:line-break/>{ <text:line-break/>   size_t s = list_.get_size() - 1; <text:line-break/>   list_.pop_back(); <text:line-break/>   std::cout &lt;&lt; list_ &lt;&lt; std::endl; <text:line-break/>   ASSERT_EQ(list_.get_size(), s); <text:line-break/>   ASSERT_FALSE(list_.is_empty()); <text:line-break/>} <text:line-break/><text:line-break/>TEST_F(DLinkedListTest, PopFront) <text:line-break/>{ <text:line-break/>   size_t s = list_.get_size() - 1; <text:line-break/>   list_.pop_front(); <text:line-break/>   std::cout &lt;&lt; list_ &lt;&lt; std::endl; <text:line-break/>   ASSERT_EQ(list_.get_size(), s); <text:line-break/>   ASSERT_FALSE(list_.is_empty()); <text:line-break/>} <text:line-break/><text:line-break/>TEST_F(DLinkedListTest, Insert) <text:line-break/>{ <text:line-break/>   size_t s = list_.get_size() + 1; <text:line-break/>   ASSERT_THROW(list_.insert(0, s), std::out_of_range); <text:line-break/>   std::cout &lt;&lt; list_ &lt;&lt; std::endl; <text:line-break/><text:line-break/>   list_.insert(5, 0); <text:line-break/>   std::cout &lt;&lt; list_ &lt;&lt; std::endl; <text:line-break/>   ASSERT_EQ(list_.get_size(), s); <text:line-break/>   ASSERT_FALSE(list_.is_empty()); <text:line-break/><text:line-break/>   list_.insert(5, s++); <text:line-break/>   std::cout &lt;&lt; list_ &lt;&lt; std::endl; <text:line-break/>   ASSERT_EQ(list_.get_size(), s); <text:line-break/>   ASSERT_FALSE(list_.is_empty()); <text:line-break/><text:line-break/>   list_.insert(10, s/2); <text:line-break/>   std::cout &lt;&lt; "s/2: " &lt;&lt; s/2 &lt;&lt; std::endl; <text:line-break/>   std::cout &lt;&lt; list_ &lt;&lt; std::endl; <text:line-break/>   ASSERT_EQ(list_.get_size(), ++s); <text:line-break/>   ASSERT_FALSE(list_.is_empty()); <text:line-break/>} <text:line-break/><text:line-break/>TEST_F(DLinkedListTest, Remove) <text:line-break/>{ <text:line-break/>   size_t s = list_.get_size(); <text:line-break/>   ASSERT_THROW(list_.remove(s), std::out_of_range); <text:line-break/><text:soft-page-break/>   std::cout &lt;&lt; list_ &lt;&lt; std::endl; <text:line-break/>   ASSERT_EQ(list_.get_size(), s); <text:line-break/>   ASSERT_FALSE(list_.is_empty()); <text:line-break/><text:line-break/>   list_.remove(s/2); <text:line-break/>   std::cout &lt;&lt; list_ &lt;&lt; std::endl; <text:line-break/>   ASSERT_EQ(list_.get_size(), --s); <text:line-break/>   ASSERT_FALSE(list_.is_empty()); <text:line-break/><text:line-break/>   list_.remove(0); <text:line-break/>   std::cout &lt;&lt; list_ &lt;&lt; std::endl; <text:line-break/>   ASSERT_EQ(list_.get_size(), --s); <text:line-break/>   ASSERT_FALSE(list_.is_empty()); <text:line-break/><text:line-break/>   list_.remove(--s); <text:line-break/>   std::cout &lt;&lt; list_ &lt;&lt; std::endl; <text:line-break/>   ASSERT_EQ(list_.get_size(), s); <text:line-break/>   ASSERT_FALSE(list_.is_empty()); <text:line-break/>} <text:line-break/><text:line-break/>TEST_F(DLinkedListTest, At) <text:line-break/>{ <text:line-break/>   ASSERT_THROW(list_.at(10), std::out_of_range); <text:line-break/>   for (size_t i = 0; i &lt; list_.get_size(); ++i) <text:line-break/>       ASSERT_EQ(list_.at(i), i); <text:line-break/>} <text:line-break/><text:line-break/>TEST_F(DLinkedListTest, Set) <text:line-break/>{ <text:line-break/>   size_t s = list_.get_size(); <text:line-break/>   ASSERT_THROW(list_.set(s, 1), std::out_of_range); <text:line-break/>   for (size_t i = 0; i &lt; s; ++i) { <text:line-break/>       list_.set(i, s); <text:line-break/>       ASSERT_EQ(list_.at(i), s); <text:line-break/>   } <text:line-break/>   std::cout &lt;&lt; list_ &lt;&lt; std::endl; <text:line-break/>} <text:line-break/><text:line-break/>TEST_F(DLinkedListTest, Clear) <text:line-break/>{ <text:line-break/>   list_.clear(); <text:line-break/>   ASSERT_EQ(list_.get_size(), 0); <text:line-break/>   ASSERT_TRUE(list_.is_empty()); <text:line-break/>   std::cout &lt;&lt; list_ &lt;&lt; std::endl; <text:line-break/>} <text:line-break/><text:line-break/>TEST_F(DLinkedListTest, InsertEmptyList) <text:line-break/>{ <text:line-break/>   DLinkedList list; <text:line-break/>   size_t s = list_.get_size(); <text:line-break/>   list_.insert(list, 0); <text:line-break/>   std::cout &lt;&lt; "list " &lt;&lt; list &lt;&lt; std::endl; <text:line-break/><text:soft-page-break/>   std::cout &lt;&lt; "list_ " &lt;&lt; list_ &lt;&lt; std::endl; <text:line-break/>   ASSERT_EQ(list_.get_size(), s); <text:line-break/>   ASSERT_FALSE(list_.is_empty()); <text:line-break/>} <text:line-break/><text:line-break/>TEST_F(DLinkedListTest, InsertListAtHead) <text:line-break/>{ <text:line-break/>   DLinkedList list; <text:line-break/>   size_t s = list_.get_size(); <text:line-break/>   list.push_back(10); <text:line-break/>   std::cout &lt;&lt; "list " &lt;&lt; list &lt;&lt; std::endl; <text:line-break/>   std::cout &lt;&lt; "list_ "&lt;&lt; list_ &lt;&lt; std::endl; <text:line-break/>   list_.insert(list, 0); <text:line-break/>   std::cout &lt;&lt; "list " &lt;&lt; list &lt;&lt; std::endl; <text:line-break/>   std::cout &lt;&lt; "list_ "&lt;&lt; list_ &lt;&lt; std::endl; <text:line-break/>   ASSERT_EQ(list_.get_size(), s + list.get_size()); <text:line-break/>   ASSERT_FALSE(list.is_empty()); <text:line-break/>   ASSERT_FALSE(list_.is_empty()); <text:line-break/>   for (size_t i = 0; i &lt; list.get_size(); ++i) <text:line-break/>       ASSERT_EQ(list.at(i), list_.at(i)); <text:line-break/>} <text:line-break/><text:line-break/>TEST_F(DLinkedListTest, InsertListInMiddle) <text:line-break/>{ <text:line-break/>   DLinkedList list; <text:line-break/>   size_t s = list_.get_size(); <text:line-break/>   list.push_back(0); <text:line-break/>   list.push_back(1); <text:line-break/>   list.push_back(2); <text:line-break/>   std::cout &lt;&lt; "list " &lt;&lt; list &lt;&lt; std::endl; <text:line-break/>   std::cout &lt;&lt; "list_ "&lt;&lt; list_ &lt;&lt; std::endl; <text:line-break/>   list_.insert(list, s/2); <text:line-break/>   std::cout &lt;&lt; "list " &lt;&lt; list &lt;&lt; std::endl; <text:line-break/>   std::cout &lt;&lt; "list_ "&lt;&lt; list_ &lt;&lt; std::endl; <text:line-break/>   ASSERT_EQ(list_.get_size(), s + list.get_size()); <text:line-break/>   ASSERT_FALSE(list.is_empty()); <text:line-break/>   ASSERT_FALSE(list_.is_empty()); <text:line-break/>   for (size_t j = 0, i  = s/2; j &lt; list.get_size(); ++i, ++j) <text:line-break/>       ASSERT_EQ(list.at(j), list_.at(i)); <text:line-break/>} <text:line-break/><text:line-break/>TEST_F(DLinkedListTest, InsertListAtTail) <text:line-break/>{ <text:line-break/>   DLinkedList list; <text:line-break/>   size_t s = list_.get_size(); <text:line-break/>   list.push_front(0); <text:line-break/>   list.push_front(1); <text:line-break/>   list.push_front(2); <text:line-break/>   std::cout &lt;&lt; "list " &lt;&lt; list &lt;&lt; std::endl; <text:line-break/>   std::cout &lt;&lt; "list_ "&lt;&lt; list_ &lt;&lt; std::endl; <text:line-break/>   list_.insert(list, s); <text:line-break/>   std::cout &lt;&lt; "list " &lt;&lt; list &lt;&lt; std::endl; <text:line-break/><text:soft-page-break/>   std::cout &lt;&lt; "list_ "&lt;&lt; list_ &lt;&lt; std::endl; <text:line-break/>   ASSERT_EQ(list_.get_size(), s + list.get_size()); <text:line-break/>   ASSERT_FALSE(list.is_empty()); <text:line-break/>   ASSERT_FALSE(list_.is_empty()); <text:line-break/>   for (size_t j = 0, i  = s; j &lt; list.get_size(); ++i, ++j) <text:line-break/>       ASSERT_EQ(list.at(j), list_.at(i)); <text:line-break/>}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line-height="100%" fo:text-align="start" style:justify-single-word="false" fo:text-indent="0in" style:auto-text-indent="false" style:page-number="auto" text:number-lines="false" text:line-number="0"/>
      <style:text-properties style:font-size-asian="10.5pt"/>
    </style:style>
    <style:style style:name="Листинг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family="'Courier New'" style:font-style-name="Обычный" style:font-family-generic="modern" style:font-pitch="fixed" fo:font-size="11pt" style:font-size-asian="10.5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11H46M2S</meta:editing-duration>
    <meta:editing-cycles>227</meta:editing-cycles>
    <meta:generator>LibreOffice/7.0.6.2$Linux_X86_64 LibreOffice_project/00$Build-2</meta:generator>
    <dc:date>2021-11-24T23:04:11.476325920</dc:date>
    <meta:document-statistic meta:table-count="5" meta:image-count="0" meta:object-count="0" meta:page-count="22" meta:paragraph-count="182" meta:word-count="3007" meta:character-count="25287" meta:non-whitespace-character-count="20307"/>
  </office:meta>
</office:document-meta>
</file>